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6.383cm" fo:margin-left="-0.199cm" fo:margin-top="0cm" fo:margin-bottom="0cm" table:align="left" style:writing-mode="lr-tb"/>
    </style:style>
    <style:style style:name="Tableau1.A" style:family="table-column">
      <style:table-column-properties style:column-width="16.38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6.383cm" fo:margin-left="-0.199cm" fo:margin-top="0cm" fo:margin-bottom="0cm" table:align="left" style:writing-mode="lr-tb"/>
    </style:style>
    <style:style style:name="Tableau2.A" style:family="table-column">
      <style:table-column-properties style:column-width="16.38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6.383cm" fo:margin-left="-0.199cm" fo:margin-top="0cm" fo:margin-bottom="0cm" table:align="left" style:writing-mode="lr-tb"/>
    </style:style>
    <style:style style:name="Tableau3.A" style:family="table-column">
      <style:table-column-properties style:column-width="16.383cm"/>
    </style:style>
    <style:style style:name="Tableau3.1" style:family="table-row">
      <style:table-row-properties style:min-row-height="1.905cm"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6.383cm" fo:margin-left="-0.199cm" fo:margin-top="0cm" fo:margin-bottom="0cm" table:align="left" style:writing-mode="lr-tb"/>
    </style:style>
    <style:style style:name="Tableau4.A" style:family="table-column">
      <style:table-column-properties style:column-width="16.3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6.383cm" fo:margin-left="-0.199cm" fo:margin-top="0cm" fo:margin-bottom="0cm" table:align="left" style:writing-mode="lr-tb"/>
    </style:style>
    <style:style style:name="Tableau5.A" style:family="table-column">
      <style:table-column-properties style:column-width="16.38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6.383cm" fo:margin-left="-0.199cm" fo:margin-top="0cm" fo:margin-bottom="0cm" table:align="left" style:writing-mode="lr-tb"/>
    </style:style>
    <style:style style:name="Tableau6.A" style:family="table-column">
      <style:table-column-properties style:column-width="16.3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6.383cm" fo:margin-left="-0.199cm" fo:margin-top="0cm" fo:margin-bottom="0cm" table:align="left" style:writing-mode="lr-tb"/>
    </style:style>
    <style:style style:name="Tableau7.A" style:family="table-column">
      <style:table-column-properties style:column-width="16.38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6.383cm" fo:margin-left="-0.199cm" fo:margin-top="0cm" fo:margin-bottom="0cm" table:align="left" style:writing-mode="lr-tb"/>
    </style:style>
    <style:style style:name="Tableau8.A" style:family="table-column">
      <style:table-column-properties style:column-width="16.38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>
      <style:paragraph-properties fo:margin-left="1.905cm" fo:margin-right="0cm" fo:text-indent="0cm" style:auto-text-indent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4" style:family="paragraph" style:parent-style-name="List_20_Paragraph" style:list-style-name="WWNum1">
      <style:text-properties fo:font-weight="bold" style:font-weight-asian="bold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3"/>
    <style:style style:name="P7" style:family="paragraph" style:parent-style-name="List_20_Paragraph" style:list-style-name="WWNum2"/>
    <style:style style:name="P8" style:family="paragraph" style:parent-style-name="List_20_Paragraph" style:list-style-name="WWNum2">
      <style:paragraph-properties fo:text-align="justify" style:justify-single-word="false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1f4634" style:font-style-asian="italic"/>
    </style:style>
    <style:style style:name="T3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clusion numérique - Documentation d’initiatives inspirantes</text:p>
      <text:p text:style-name="Standard"/>
      <text:p text:style-name="Standard">L’objectif est de documenter l’élaboration et la mise en place d’initiatives locales d’inclusion numérique afin de permettre l’échange de bonnes pratiques.</text:p>
      <text:p text:style-name="Standard"/>
      <text:list xml:id="list160521531" text:style-name="WWNum1">
        <text:list-item>
          <text:p text:style-name="P4">Présentation</text:p>
        </text:list-item>
      </text:list>
      <text:p text:style-name="List_20_Paragraph"/>
      <text:list xml:id="list845658398" text:style-name="WWNum4">
        <text:list-item>
          <text:p text:style-name="P5">Présentez votre structure en quelques mots </text:p>
        </text:list-item>
      </text:list>
      <text:p text:style-name="List_20_Paragraph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9"><text:span text:style-name="T1">(5 lignes maximum)</text:span> </text:p>
            <text:p text:style-name="P3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P1"/>
      <text:list xml:id="list181049111080581" text:continue-numbering="true" text:style-name="WWNum4">
        <text:list-item>
          <text:p text:style-name="P5">Présentez votre initiative en quelques mots (description, objectifs, …)</text:p>
        </text:list-item>
      </text:list>
      <text:p text:style-name="List_20_Paragraph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9"><text:span text:style-name="T1">(15 lignes maximum)</text:span> </text:p>
            <text:p text:style-name="P3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List_20_Paragraph"/>
      <text:list xml:id="list181047427840355" text:continue-list="list160521531" text:style-name="WWNum1">
        <text:list-item>
          <text:p text:style-name="P4">Contexte</text:p>
        </text:list-item>
      </text:list>
      <text:p text:style-name="List_20_Paragraph"/>
      <text:list xml:id="list2868145451" text:style-name="WWNum3">
        <text:list-item>
          <text:p text:style-name="P6">Comment en êtes-vous venu à vous intéresser aux enjeux de l’inclusion numérique ?</text:p>
        </text:list-item>
      </text:list>
      <text:p text:style-name="P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9"><text:span text:style-name="T1">(5 lignes maximum)</text:span> </text:p>
            <text:p text:style-name="P3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Standard"/>
      <text:p text:style-name="Standard"/>
      <text:list xml:id="list181047885455419" text:continue-list="list181047427840355" text:style-name="WWNum1">
        <text:list-item>
          <text:p text:style-name="P4">Elaboration et mise en place <text:s/></text:p>
        </text:list-item>
      </text:list>
      <text:p text:style-name="List_20_Paragraph"/>
      <text:list xml:id="list2794335232" text:style-name="WWNum2">
        <text:list-item>
          <text:p text:style-name="P7">Quelles sont les étapes de ce processus ? </text:p>
        </text:list-item>
        <text:list-item>
          <text:p text:style-name="P7">Quelle méthodologie avez-vous suivie ? </text:p>
        </text:list-item>
        <text:list-item>
          <text:p text:style-name="P7">Avec quels acteurs avez-vous travaillé ?</text:p>
        </text:list-item>
      </text:list>
      <text:p text:style-name="P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<text:span text:style-name="T1">(15 lignes maximum)</text:span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list xml:id="list181047936735738" text:continue-list="list181047885455419" text:style-name="WWNum1">
        <text:list-item>
          <text:p text:style-name="P4">Moyens mis en œuvre </text:p>
        </text:list-item>
      </text:list>
      <text:p text:style-name="List_20_Paragraph"/>
      <text:list xml:id="list181047822184684" text:continue-list="list2794335232" text:style-name="WWNum2">
        <text:list-item>
          <text:p text:style-name="P7">Quels sont<text:span text:style-name="T3"> </text:span>les moyens financiers mobilisés pour cette stratégie locale ? </text:p>
        </text:list-item>
        <text:list-item>
          <text:p text:style-name="P8">Quels sont les moyens humains mobilisés ? </text:p>
        </text:list-item>
        <text:list-item>
          <text:p text:style-name="P8">Quelle est votre stratégie de communication ?</text:p>
        </text:list-item>
      </text:list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"><text:span text:style-name="T1">(15 lignes maximum)</text:span> 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Standard"/>
      <text:p text:style-name="Standard"/>
      <text:list xml:id="list181049087309087" text:continue-list="list181047936735738" text:style-name="WWNum1">
        <text:list-item>
          <text:p text:style-name="P4">Retours d’expériences</text:p>
        </text:list-item>
      </text:list>
      <text:p text:style-name="List_20_Paragraph"/>
      <text:list xml:id="list181047594531475" text:continue-list="list181047822184684" text:style-name="WWNum2">
        <text:list-item>
          <text:p text:style-name="P8">Quelles sont les difficultés rencontrées dans la mise en œuvre de la stratégie locale ?</text:p>
        </text:list-item>
        <text:list-item>
          <text:p text:style-name="P8">Quels sont les facteurs clés de succès ? </text:p>
        </text:list-item>
      </text:list>
      <text:p text:style-name="Standard"><text:bookmark text:name="_GoBack"/>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3"><text:span text:style-name="T1">(15 lignes maximum)</text:span> 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Standard"/>
      <text:p text:style-name="Standard"/>
      <text:list xml:id="list181049357601245" text:continue-list="list181049087309087" text:style-name="WWNum1">
        <text:list-item>
          <text:p text:style-name="P4">Impacts</text:p>
        </text:list-item>
      </text:list>
      <text:p text:style-name="List_20_Paragraph"/>
      <text:list xml:id="list181048722555514" text:continue-list="list181047594531475" text:style-name="WWNum2">
        <text:list-item>
          <text:p text:style-name="P7">Avez-vous mis en place des dispositifs de mesure d’impact (indicateurs, outils d’évaluation…) ? </text:p>
        </text:list-item>
      </text:list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9"><text:span text:style-name="T1">(10 lignes maximum)</text:span> </text:p>
            <text:p text:style-name="P3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1047518610482" text:continue-list="list181049357601245" text:style-name="WWNum1">
        <text:list-item>
          <text:p text:style-name="P4"><text:soft-page-break/>Contact (facultatif)</text:p>
        </text:list-item>
      </text:list>
      <text:p text:style-name="List_20_Paragraph"/>
      <text:list xml:id="list181048980038524" text:continue-list="list181048722555514" text:style-name="WWNum2">
        <text:list-item>
          <text:p text:style-name="P7">Accepteriez-vous d’être contacté en tant que référent sur le sujet par d’autres acteurs travaillant sur la même thématique ? Si oui, merci de renseigner vos coordonnées. </text:p>
        </text:list-item>
      </text:list>
      <text:p text:style-name="P1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3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ans_20_interligne" style:display-name="Sans interligne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note" style:family="paragraph" style:parent-style-name="Normal" style:class="extra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color="#000000" fo:font-size="11pt" style:font-size-asian="11pt" fo:hyphenate="false" fo:hyphenation-remain-char-count="2" fo:hyphenation-push-char-count="2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color="#000000" fo:font-size="11pt" style:font-size-asian="11pt" fo:hyphenate="false" fo:hyphenation-remain-char-count="2" fo:hyphenation-push-char-count="2"/>
    </style:style>
    <style:style style:name="Citation_20_intense" style:display-name="Citation intense" style:family="paragraph" style:parent-style-name="Normal">
      <loext:graphic-properties draw:fill="solid" draw:fill-color="#d9d9d9" draw:opacity="100%"/>
      <style:paragraph-properties fo:margin-left="1cm" fo:margin-right="1cm" fo:hyphenation-ladder-count="no-limit" fo:text-indent="0cm" style:auto-text-indent="false" fo:background-color="#d9d9d9" fo:padding-left="0.388cm" fo:padding-right="0.388cm" fo:padding-top="0.106cm" fo:padding-bottom="0.106cm" fo:border="0.51pt solid #808080" style:shadow="none">
        <style:tab-stops/>
      </style:paragraph-properties>
      <style:text-properties fo:color="#606060" fo:font-size="9.5pt" fo:font-style="italic" style:font-size-asian="9.5pt" style:font-style-asian="italic" fo:hyphenate="false" fo:hyphenation-remain-char-count="2" fo:hyphenation-push-char-count="2"/>
    </style:style>
    <style:style style:name="Citation" style:family="paragraph" style:parent-style-name="Normal">
      <style:paragraph-properties fo:margin-left="6.001cm" fo:margin-right="0cm" fo:hyphenation-ladder-count="no-limit" fo:text-indent="0cm" style:auto-text-indent="false" fo:padding-left="0.388cm" fo:padding-right="0cm" fo:padding-top="0cm" fo:padding-bottom="0.106cm" fo:border-left="1.5pt solid #a6a6a6" fo:border-right="none" fo:border-top="none" fo:border-bottom="1.5pt solid #a6a6a6" style:shadow="none">
        <style:tab-stops/>
      </style:paragraph-properties>
      <style:text-properties fo:color="#373737" fo:font-size="9pt" fo:font-style="italic" style:font-size-asian="9pt" style:font-style-asian="italic" fo:hyphenate="false" fo:hyphenation-remain-char-count="2" fo:hyphenation-push-char-count="2"/>
    </style:style>
    <style:style style:name="Subtitle" style:family="paragraph" style:parent-style-name="Normal" style:class="chapter">
      <style:paragraph-properties fo:hyphenation-ladder-count="no-limit"/>
      <style:text-properties fo:color="#444444" fo:font-size="26pt" fo:font-style="italic" style:font-size-asian="26pt" style:font-style-asian="italic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 fo:hyphenation-remain-char-count="2" fo:hyphenation-push-char-count="2"/>
    </style:style>
    <style:style style:name="Heading_20_9" style:display-name="Heading 9" style:family="paragraph" style:parent-style-name="Normal" style:default-outline-level="9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fo:font-size="11.5pt" fo:font-style="italic" style:font-name-asian="Arial" style:font-family-asian="Arial" style:font-family-generic-asian="swiss" style:font-pitch-asian="variable" style:font-size-asian="11.5pt" style:font-style-asian="italic" style:font-name-complex="Arial" style:font-family-complex="Arial" style:font-family-generic-complex="swiss" style:font-pitch-complex="variable" style:font-size-complex="11.5pt" style:font-style-complex="italic" fo:hyphenate="false" fo:hyphenation-remain-char-count="2" fo:hyphenation-push-char-count="2"/>
    </style:style>
    <style:style style:name="Heading_20_8" style:display-name="Heading 8" style:family="paragraph" style:parent-style-name="Normal" style:default-outline-level="8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7" style:display-name="Heading 7" style:family="paragraph" style:parent-style-name="Normal" style:default-outline-level="7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606060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Heading_20_6" style:display-name="Heading 6" style:family="paragraph" style:parent-style-name="Normal" style:default-outline-level="6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232323"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default-outline-level="5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fo:hyphenation-remain-char-count="2" fo:hyphenation-push-char-count="2"/>
    </style:style>
    <style:style style:name="Heading_20_4" style:display-name="Heading 4" style:family="paragraph" style:parent-style-name="Normal" style:default-outline-level="4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232323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ize-complex="16pt" fo:hyphenate="false" fo:hyphenation-remain-char-count="2" fo:hyphenation-push-char-count="2"/>
    </style:style>
    <style:style style:name="Heading_20_3" style:display-name="Heading 3" style:family="paragraph" style:parent-style-name="Normal" style:default-outline-level="3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000000" style:font-name="Arial" fo:font-family="Arial" style:font-family-generic="swiss" style:font-pitch="variable" fo:font-size="18pt" fo:font-style="italic" fo:font-weight="bold" style:font-name-asian="Arial" style:font-family-asian="Arial" style:font-family-generic-asian="swiss" style:font-pitch-asian="variable" style:font-size-asian="18pt" style:font-style-asian="italic" style:font-weight-asian="bold" style:font-name-complex="Arial" style:font-family-complex="Arial" style:font-family-generic-complex="swiss" style:font-pitch-complex="variable" style:font-size-complex="18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Normal" style:default-outline-level="2" style:list-style-name="" style:class="text">
      <style:paragraph-properties fo:margin-top="0.353cm" fo:margin-bottom="0cm" loext:contextual-spacing="false" fo:keep-together="always" fo:hyphenation-ladder-count="no-limit" fo:keep-with-next="always"/>
      <style:text-properties fo:color="#000000"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fr" style:country-asian="FR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Footnote_20_Text_20_Char" style:display-name="Footnote Text Cha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lice_20_par_20_défaut" style:display-name="Police par défaut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TER</meta:initial-creator>
    <meta:editing-cycles>4</meta:editing-cycles>
    <meta:creation-date>2018-04-25T09:43:00</meta:creation-date>
    <dc:date>2018-06-28T18:10:46.532000000</dc:date>
    <meta:editing-duration>PT3M1S</meta:editing-duration>
    <meta:generator>LibreOffice/5.4.6.2$Windows_x86 LibreOffice_project/4014ce260a04f1026ba855d3b8d91541c224eab8</meta:generator>
    <meta:document-statistic meta:table-count="8" meta:image-count="0" meta:object-count="0" meta:page-count="3" meta:paragraph-count="34" meta:word-count="225" meta:character-count="3056" meta:non-whitespace-character-count="2870"/>
    <meta:user-defined meta:name="AppVersion">14.0000</meta:user-defined>
    <meta:user-defined meta:name="Company">MINE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